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8.682cm" fo:margin-top="0cm" fo:margin-bottom="0cm" table:align="right" style:writing-mode="lr-tb"/>
    </style:style>
    <style:style style:name="Tabla2.A" style:family="table-column">
      <style:table-column-properties style:column-width="8.682cm"/>
    </style:style>
    <style:style style:name="Tabla2.1" style:family="table-row">
      <style:table-row-properties style:min-row-height="1.145cm" fo:keep-together="auto"/>
    </style:style>
    <style:style style:name="Tabla2.A1" style:family="table-cell">
      <style:table-cell-properties fo:padding-left="0.191cm" fo:padding-right="0.191cm" fo:padding-top="0cm" fo:padding-bottom="0cm" fo:border="0.5pt solid #00000a"/>
    </style:style>
    <style:style style:name="Tabla1" style:family="table">
      <style:table-properties style:width="8.701cm" fo:margin-left="0cm" fo:margin-top="0cm" fo:margin-bottom="0cm" table:align="left" style:writing-mode="lr-tb"/>
    </style:style>
    <style:style style:name="Tabla1.A" style:family="table-column">
      <style:table-column-properties style:column-width="8.701cm"/>
    </style:style>
    <style:style style:name="Tabla1.1" style:family="table-row">
      <style:table-row-properties style:min-row-height="1.492cm" fo:keep-together="auto"/>
    </style:style>
    <style:style style:name="Tabla1.A1" style:family="table-cell">
      <style:table-cell-properties fo:padding-left="0.191cm" fo:padding-right="0.191cm" fo:padding-top="0cm" fo:padding-bottom="0cm" fo:border="0.5pt solid #00000a"/>
    </style:style>
    <style:style style:name="Tabla5" style:family="table">
      <style:table-properties style:width="7.84cm" fo:margin-left="0cm" fo:margin-top="0cm" fo:margin-bottom="0cm" table:align="left" style:writing-mode="lr-tb"/>
    </style:style>
    <style:style style:name="Tabla5.A" style:family="table-column">
      <style:table-column-properties style:column-width="7.84cm"/>
    </style:style>
    <style:style style:name="Tabla5.1" style:family="table-row">
      <style:table-row-properties style:min-row-height="1.104cm" fo:keep-together="auto"/>
    </style:style>
    <style:style style:name="Tabla5.A1" style:family="table-cell">
      <style:table-cell-properties fo:padding-left="0.191cm" fo:padding-right="0.191cm" fo:padding-top="0cm" fo:padding-bottom="0cm" fo:border="0.5pt solid #00000a"/>
    </style:style>
    <style:style style:name="Tabla6" style:family="table">
      <style:table-properties style:width="8.052cm" fo:margin-left="0cm" fo:margin-top="0cm" fo:margin-bottom="0cm" table:align="left" style:writing-mode="lr-tb"/>
    </style:style>
    <style:style style:name="Tabla6.A" style:family="table-column">
      <style:table-column-properties style:column-width="8.052cm"/>
    </style:style>
    <style:style style:name="Tabla6.1" style:family="table-row">
      <style:table-row-properties style:min-row-height="1.236cm" fo:keep-together="auto"/>
    </style:style>
    <style:style style:name="Tabla6.A1" style:family="table-cell">
      <style:table-cell-properties fo:padding-left="0.191cm" fo:padding-right="0.191cm" fo:padding-top="0cm" fo:padding-bottom="0cm" fo:border="0.5pt solid #00000a"/>
    </style:style>
    <style:style style:name="Tabla7" style:family="table">
      <style:table-properties style:width="8.493cm" fo:margin-top="0cm" fo:margin-bottom="0cm" table:align="right" style:writing-mode="lr-tb"/>
    </style:style>
    <style:style style:name="Tabla7.A" style:family="table-column">
      <style:table-column-properties style:column-width="8.493cm"/>
    </style:style>
    <style:style style:name="Tabla7.1" style:family="table-row">
      <style:table-row-properties style:min-row-height="1.436cm" fo:keep-together="auto"/>
    </style:style>
    <style:style style:name="Tabla7.A1" style:family="table-cell">
      <style:table-cell-properties fo:padding-left="0.191cm" fo:padding-right="0.191cm" fo:padding-top="0cm" fo:padding-bottom="0cm" fo:border="0.5pt solid #00000a"/>
    </style:style>
    <style:style style:name="Tabla4" style:family="table">
      <style:table-properties style:width="8.682cm" fo:margin-top="0cm" fo:margin-bottom="0cm" table:align="right" style:writing-mode="lr-tb"/>
    </style:style>
    <style:style style:name="Tabla4.A" style:family="table-column">
      <style:table-column-properties style:column-width="8.682cm"/>
    </style:style>
    <style:style style:name="Tabla4.1" style:family="table-row">
      <style:table-row-properties style:min-row-height="1.145cm" fo:keep-together="auto"/>
    </style:style>
    <style:style style:name="Tabla4.A1" style:family="table-cell">
      <style:table-cell-properties fo:padding-left="0.191cm" fo:padding-right="0.191cm" fo:padding-top="0cm" fo:padding-bottom="0cm" fo:border="0.5pt solid #00000a"/>
    </style:style>
    <style:style style:name="Tabla3" style:family="table">
      <style:table-properties style:width="8.682cm" fo:margin-left="0cm" fo:margin-top="0cm" fo:margin-bottom="0cm" table:align="left" style:writing-mode="lr-tb"/>
    </style:style>
    <style:style style:name="Tabla3.A" style:family="table-column">
      <style:table-column-properties style:column-width="8.682cm"/>
    </style:style>
    <style:style style:name="Tabla3.1" style:family="table-row">
      <style:table-row-properties style:min-row-height="1.145cm" fo:keep-together="auto"/>
    </style:style>
    <style:style style:name="Tabla3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fo:font-size="12pt" style:font-size-asian="12pt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000000" fo:font-size="20pt" fo:font-style="italic" style:text-underline-style="solid" style:text-underline-width="auto" style:text-underline-color="font-color" style:font-size-asian="20pt" style:font-style-asian="italic"/>
    </style:style>
    <style:style style:name="T2" style:family="text">
      <style:text-properties fo:color="#000000" fo:font-size="18pt" fo:font-style="italic" style:text-underline-style="solid" style:text-underline-width="auto" style:text-underline-color="font-color" style:font-size-asian="18pt" style:font-style-asian="italic"/>
    </style:style>
    <style:style style:name="T3" style:family="text">
      <style:text-properties fo:color="#000000" fo:font-size="12pt" style:text-underline-style="solid" style:text-underline-width="auto" style:text-underline-color="font-color" style:font-size-asian="12pt"/>
    </style:style>
    <style:style style:name="T4" style:family="text">
      <style:text-properties fo:color="#000000" fo:font-size="12pt" style:font-size-asian="12pt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/>
    </style:style>
    <style:style style:name="T7" style:family="text">
      <style:text-properties fo:color="#000000" fo:language="en" fo:country="US"/>
    </style:style>
    <style:style style:name="T8" style:family="text">
      <style:text-properties fo:font-size="10pt" style:font-size-asian="10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LASES ABSTRACTAS</text:span></text:p>
      <text:p text:style-name="Standard"><draw:frame draw:style-name="fr1" draw:name="Marco6" text:anchor-type="paragraph" svg:x="-0.332cm" svg:y="0.235cm" svg:width="8.052cm" draw:z-index="2"><draw:text-box fo:min-height="0cm"><table:table table:name="Tabla6" table:style-name="Tabla6"><table:table-column table:style-name="Tabla6.A"/><table:table-row table:style-name="Tabla6.1"><table:table-cell table:style-name="Tabla6.A1" office:value-type="string"><text:p text:style-name="P2"><text:span text:style-name="T2">CLIENTE</text:span></text:p></table:table-cell></table:table-row><table:table-row table:style-name="Tabla6.1"><table:table-cell table:style-name="Tabla6.A1" office:value-type="string"><text:p text:style-name="P2"><text:span text:style-name="T3">ATRIBUTOS</text:span></text:p><text:p text:style-name="P1"><text:span text:style-name="T4">- alta: boolean</text:span></text:p><text:p text:style-name="P1"><text:span text:style-name="T4">- legajo: <text:s/>string*</text:span></text:p><text:p text:style-name="P1"><text:span text:style-name="T4">- precio base: integrer</text:span></text:p><text:p text:style-name="P1"><text:span text:style-name="T4">- tipo: char</text:span></text:p></table:table-cell></table:table-row><table:table-row table:style-name="Tabla6.1"><table:table-cell table:style-name="Tabla6.A1" office:value-type="string"><text:p text:style-name="P2"><text:span text:style-name="T5">MÉTODOS</text:span></text:p><text:p text:style-name="P1"><text:span text:style-name="T6">//Constructor por defecto</text:span></text:p><text:p text:style-name="P1"><text:span text:style-name="T6">+ Cliente()</text:span></text:p><text:p text:style-name="P1"><text:span text:style-name="T6">//Constructor con parámetros</text:span></text:p><text:p text:style-name="P1"><text:span text:style-name="T6">+ Cliente(bool nueva_alta, string nuevo_legajo, int nuevo_precio_base, char nuevo_tipo)</text:span></text:p><text:p text:style-name="P1"><text:span text:style-name="T6">+ obtener_alta()</text:span></text:p><text:p text:style-name="P1"><text:span text:style-name="T6">+</text:span> <text:span text:style-name="T6">obtener_legajo()</text:span></text:p><text:p text:style-name="P1"><text:span text:style-name="T6">+ obtener_precio()</text:span></text:p><text:p text:style-name="P1"><text:span text:style-name="T6">+ obtener_tipo()</text:span></text:p><text:p text:style-name="P1"><text:span text:style-name="T6">+ asignar_alta(bool nueva_alta)</text:span></text:p><text:p text:style-name="P1"><text:span text:style-name="T6">+ asignar_legajo(string nuevo_legajo)</text:span></text:p><text:p text:style-name="P1"><text:span text:style-name="T6">+ obtener_precio_base()</text:span></text:p><text:p text:style-name="P1"><text:span text:style-name="T6">+ obtener_tamanio_cliente()</text:span></text:p><text:p text:style-name="P1"><text:span text:style-name="T6">+ mostrar_cliente()</text:span></text:p><text:p text:style-name="P1"><text:span text:style-name="T6">//Destructor</text:span></text:p><text:p text:style-name="P1"><text:span text:style-name="T6">+ virtual ~Cliente()</text:span></text:p></table:table-cell></table:table-row></table:table></draw:text-box></draw:frame><draw:frame draw:style-name="fr1" draw:name="Marco4" text:anchor-type="paragraph" svg:x="10.386cm" svg:y="0.288cm" svg:width="8.682cm" draw:z-index="5"><draw:text-box fo:min-height="0cm"><table:table table:name="Tabla4" table:style-name="Tabla4"><table:table-column table:style-name="Tabla4.A"/><table:table-row table:style-name="Tabla4.1"><table:table-cell table:style-name="Tabla4.A1" office:value-type="string"><text:p text:style-name="P2"><text:span text:style-name="T2">ABB</text:span></text:p></table:table-cell></table:table-row><table:table-row table:style-name="Tabla4.1"><table:table-cell table:style-name="Tabla4.A1" office:value-type="string"><text:p text:style-name="P2"><text:span text:style-name="T3">ATRIBUTOS</text:span></text:p><text:p text:style-name="P1"><text:span text:style-name="T4">- raiz: <text:s/>Nodo_abb*</text:span></text:p><text:p text:style-name="P3"/></table:table-cell></table:table-row><table:table-row table:style-name="Tabla4.1"><table:table-cell table:style-name="Tabla4.A1" office:value-type="string"><text:p text:style-name="P2"><text:span text:style-name="T3">MÉTODOS</text:span></text:p><text:p text:style-name="P1"><text:span text:style-name="T6">//Constructor sin parametros</text:span></text:p><text:p text:style-name="P1"><text:span text:style-name="T6">+</text:span><text:span text:style-name="T8"> </text:span><text:span text:style-name="T6">Abb()</text:span></text:p><text:p text:style-name="P1"><text:span text:style-name="T6">//Constructor con parámetros</text:span></text:p><text:p text:style-name="P1"><text:span text:style-name="T6">+ Abb(Nodo_abb* nueva_raiz)</text:span></text:p><text:p text:style-name="P1"><text:span text:style-name="T6">+ obtener_raiz()</text:span></text:p><text:p text:style-name="P1"><text:span text:style-name="T6">+ asignar_raiz(Nodo_abb* nueva_raiz)</text:span></text:p><text:p text:style-name="P1"><text:span text:style-name="T6">+ eliminar(int pos)</text:span></text:p><text:p text:style-name="P1"><text:span text:style-name="T6">+ es_vacio()</text:span></text:p><text:p text:style-name="P1"><text:span text:style-name="T6">+</text:span><text:span text:style-name="T8"> </text:span><text:span text:style-name="T6">agregar(Nodo_abb* nodo_a_agregar)</text:span></text:p><text:p text:style-name="P1"><text:span text:style-name="T6">+ borrar(Nodo_abb*)</text:span></text:p><text:p text:style-name="P1"><text:span text:style-name="T6">//Destructor</text:span></text:p><text:p text:style-name="P1"><text:span text:style-name="T6">+</text:span><text:span text:style-name="T8"> </text:span><text:span text:style-name="T6">~Abb()</text:span>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7" text:anchor-type="paragraph" svg:x="9.913cm" svg:y="0.397cm" svg:width="8.493cm" draw:z-index="3"><draw:text-box fo:min-height="0cm"><table:table table:name="Tabla7" table:style-name="Tabla7"><table:table-column table:style-name="Tabla7.A"/><table:table-row table:style-name="Tabla7.1"><table:table-cell table:style-name="Tabla7.A1" office:value-type="string"><text:p text:style-name="P2"><text:span text:style-name="T2">FAMILIA</text:span></text:p></table:table-cell></table:table-row><table:table-row table:style-name="Tabla7.1"><table:table-cell table:style-name="Tabla7.A1" office:value-type="string"><text:p text:style-name="P2"><text:span text:style-name="T3">ATRIBUTOS</text:span></text:p><text:p text:style-name="P1"><text:span text:style-name="T4">- familiares: Lista&lt;string&gt;*</text:span></text:p></table:table-cell></table:table-row><table:table-row table:style-name="Tabla7.1"><table:table-cell table:style-name="Tabla7.A1" office:value-type="string"><text:p text:style-name="P2"><text:span text:style-name="T3">MÉTODOS</text:span></text:p><text:p text:style-name="P1"><text:span text:style-name="T5">//Constructor con parametros</text:span></text:p><text:p text:style-name="P1"><text:span text:style-name="T6">+ Familia(Lista&lt;string&gt;* nueva_familiares,bool nueva_alta,string nuevo_legajo, int nuevo_precio_base, char nuevo_tipo) </text:span></text:p><text:p text:style-name="P1"><text:span text:style-name="T6">+ mostrar_familia()</text:span></text:p><text:p text:style-name="P1"><text:span text:style-name="T6">+ asignar_familia(Lista&lt;string&gt;* nueva_familiares)</text:span></text:p><text:p text:style-name="P1"><text:span text:style-name="T6">+ obtener_tamanio_cliente()</text:span></text:p><text:p text:style-name="P1"><text:span text:style-name="T6">+ mostrar_cliente()</text:span></text:p><text:p text:style-name="P1"><text:span text:style-name="T6">//Destructor</text:span></text:p><text:p text:style-name="P1"><text:span text:style-name="T4">+ ~Familia()</text:span>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Marco1" text:anchor-type="paragraph" svg:x="-0.415cm" svg:y="0.258cm" svg:width="8.701cm" draw:z-index="4"><draw:text-box fo:min-height="0cm"><table:table table:name="Tabla1" table:style-name="Tabla1"><table:table-column table:style-name="Tabla1.A"/><table:table-row table:style-name="Tabla1.1"><table:table-cell table:style-name="Tabla1.A1" office:value-type="string"><text:p text:style-name="P2"><text:span text:style-name="T2">NODO_LISTA</text:span></text:p></table:table-cell></table:table-row><table:table-row table:style-name="Tabla1.1"><table:table-cell table:style-name="Tabla1.A1" office:value-type="string"><text:p text:style-name="P2"><text:span text:style-name="T3">ATRIBUTOS</text:span></text:p><text:p text:style-name="P1"><text:span text:style-name="T4">- Elemento: <text:s/>Dato*</text:span></text:p><text:p text:style-name="P1"><text:span text:style-name="T4">- Psig: <text:s/>Nodo_lista*</text:span></text:p><text:p text:style-name="P3"/></table:table-cell></table:table-row><table:table-row table:style-name="Tabla1.1"><table:table-cell table:style-name="Tabla1.A1" office:value-type="string"><text:p text:style-name="P2"><text:span text:style-name="T5">MÉTODOS</text:span></text:p><text:p text:style-name="P1"><text:span text:style-name="T6">//Constructor con un parametro</text:span></text:p><text:p text:style-name="P1"><text:span text:style-name="T6">+ Nodo_lista(Dato* d);</text:span></text:p><text:p text:style-name="P1"><text:span text:style-name="T6">//Constructor con dos parámetros</text:span></text:p><text:p text:style-name="P1"><text:span text:style-name="T6">+ Nodo_lista(Dato* d, Nodo_lista* psig)</text:span></text:p><text:p text:style-name="P1"><text:span text:style-name="T6">+ Asignar_elemento(Dato* d)</text:span></text:p><text:p text:style-name="P1"><text:span text:style-name="T6">+ </text:span>A<text:span text:style-name="T6">signar_siguiente(Nodo_lista* psig);</text:span></text:p><text:p text:style-name="P1"><text:span text:style-name="T6">+</text:span> <text:span text:style-name="T6">Obtener_elemento()</text:span></text:p><text:p text:style-name="P1"><text:span text:style-name="T6">+ </text:span>O<text:span text:style-name="T6">btener_siguiente()</text:span></text:p><text:p text:style-name="P1"><text:span text:style-name="T6">//Destructor</text:span></text:p><text:p text:style-name="P1"><text:span text:style-name="T6">+ </text:span><text:s/><text:span text:style-name="T6">~Nodo_lista();</text:span>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5" text:anchor-type="paragraph" svg:x="10.941cm" svg:y="0.351cm" svg:width="7.84cm" draw:z-index="1"><draw:text-box fo:min-height="0cm"><table:table table:name="Tabla5" table:style-name="Tabla5"><table:table-column table:style-name="Tabla5.A"/><table:table-row table:style-name="Tabla5.1"><table:table-cell table:style-name="Tabla5.A1" office:value-type="string"><text:p text:style-name="P2"><text:span text:style-name="T2">INDIVIDUO</text:span></text:p></table:table-cell></table:table-row><table:table-row table:style-name="Tabla5.1"><table:table-cell table:style-name="Tabla5.A1" office:value-type="string"><text:p text:style-name="P2"><text:span text:style-name="T3">ATRIBUTOS</text:span></text:p><text:p text:style-name="P1"><text:span text:style-name="T4">- nombre: string*</text:span></text:p></table:table-cell></table:table-row><table:table-row table:style-name="Tabla5.1"><table:table-cell table:style-name="Tabla5.A1" office:value-type="string"><text:p text:style-name="P2"><text:span text:style-name="T5">MÉTODOS</text:span></text:p><text:p text:style-name="P1"><text:span text:style-name="T6">//Constructor con parámetros</text:span></text:p><text:p text:style-name="P1"><text:span text:style-name="T6">+ Individuo(string* nuevo_nombre,bool nueva_alta,string nuevo_legajo, int nuevo_precio_base, char nuevo_tipo)</text:span></text:p><text:p text:style-name="P1"><text:span text:style-name="T6">+ obtener_individuo()</text:span></text:p><text:p text:style-name="P1"><text:span text:style-name="T6">+</text:span> <text:span text:style-name="T6">asignar_individuo(string* nuevo_nombre)</text:span></text:p><text:p text:style-name="P1"><text:span text:style-name="T6">+ obtener_tamanio_cliente()</text:span></text:p><text:p text:style-name="P1"><text:span text:style-name="T6">+ mostrar_cliente()</text:span></text:p><text:p text:style-name="P1"><text:span text:style-name="T6">//Destructor</text:span></text:p><text:p text:style-name="P1"><text:span text:style-name="T6">+ ~Individuo()</text:span>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" text:anchor-type="paragraph" svg:x="-0.656cm" svg:y="-0.478cm" svg:width="8.682cm" draw:z-index="0"><draw:text-box fo:min-height="0cm"><table:table table:name="Tabla2" table:style-name="Tabla2"><table:table-column table:style-name="Tabla2.A"/><table:table-row table:style-name="Tabla2.1"><table:table-cell table:style-name="Tabla2.A1" office:value-type="string"><text:p text:style-name="P2"><text:span text:style-name="T2">LISTA</text:span></text:p></table:table-cell></table:table-row><table:table-row table:style-name="Tabla2.1"><table:table-cell table:style-name="Tabla2.A1" office:value-type="string"><text:p text:style-name="P2"><text:span text:style-name="T3">ATRIBUTOS</text:span></text:p><text:p text:style-name="P1"><text:span text:style-name="T4">- primero: <text:s/>Nodo_lista&lt;Dato&gt;*</text:span></text:p><text:p text:style-name="P1"><text:span text:style-name="T4">- tamanio: integrer</text:span></text:p><text:p text:style-name="P3"/></table:table-cell></table:table-row><table:table-row table:style-name="Tabla2.1"><table:table-cell table:style-name="Tabla2.A1" office:value-type="string"><text:p text:style-name="P2"><text:span text:style-name="T3">MÉTODOS</text:span></text:p><text:p text:style-name="P1"><text:span text:style-name="T6">//Constructor</text:span></text:p><text:p text:style-name="P1"><text:span text:style-name="T6">+</text:span><text:span text:style-name="T8"> </text:span><text:span text:style-name="T6">Lista();</text:span></text:p><text:p text:style-name="P1"><text:span text:style-name="T6">- </text:span><text:span text:style-name="T8"><text:s/></text:span><text:span text:style-name="T6">cambiar_nodo(Nodo* nodo,int pos)</text:span></text:p><text:p text:style-name="P1"><text:span text:style-name="T6">- </text:span><text:span text:style-name="T8"><text:s/></text:span><text:span text:style-name="T6">retirar(int pos)</text:span></text:p><text:p text:style-name="P1"><text:span text:style-name="T6">+ obtener_tamanio()</text:span></text:p><text:p text:style-name="P1"><text:span text:style-name="T6">+ agregar(Dato* d, int pos)</text:span></text:p><text:p text:style-name="P1"><text:span text:style-name="T6">+ eliminar(int pos)</text:span></text:p><text:p text:style-name="P1"><text:span text:style-name="T6">+ es_vacia()</text:span></text:p><text:p text:style-name="P1"><text:span text:style-name="T6">+</text:span><text:span text:style-name="T8"> </text:span><text:span text:style-name="T6">consultar(int pos)</text:span></text:p><text:p text:style-name="P1"><text:span text:style-name="T6">+ obtener_nodo(int pos)</text:span></text:p><text:p text:style-name="P1"><text:span text:style-name="T7">+ swap(int pos1, int pos2)</text:span></text:p><text:p text:style-name="P1"><text:span text:style-name="T6">+ esta(Dato* dato_a_buscar)</text:span></text:p><text:p text:style-name="P1"><text:span text:style-name="T7">+</text:span><text:span text:style-name="T8"> </text:span><text:span text:style-name="T7">ordenar()</text:span></text:p><text:p text:style-name="P1"><text:span text:style-name="T7">//Destructor</text:span></text:p><text:p text:style-name="P1"><text:span text:style-name="T7">+</text:span><text:span text:style-name="T8"> </text:span><text:span text:style-name="T7">~Lista();</text:span></text:p></table:table-cell></table:table-row></table:table></draw:text-box></draw:frame><draw:frame draw:style-name="fr1" draw:name="Marco3" text:anchor-type="paragraph" svg:x="10.015cm" svg:y="-0.381cm" svg:width="8.682cm" draw:z-index="6"><draw:text-box fo:min-height="0cm"><table:table table:name="Tabla3" table:style-name="Tabla3"><table:table-column table:style-name="Tabla3.A"/><table:table-row table:style-name="Tabla3.1"><table:table-cell table:style-name="Tabla3.A1" office:value-type="string"><text:p text:style-name="P2"><text:span text:style-name="T2">NODO_ABB</text:span></text:p></table:table-cell></table:table-row><table:table-row table:style-name="Tabla3.1"><table:table-cell table:style-name="Tabla3.A1" office:value-type="string"><text:p text:style-name="P2"><text:span text:style-name="T3">ATRIBUTOS</text:span></text:p><text:p text:style-name="P1"><text:span text:style-name="T4">- hijo_izq: Nodo_abb*</text:span></text:p><text:p text:style-name="P1"><text:span text:style-name="T4">- hijo_der: Nodo_abb*</text:span></text:p><text:p text:style-name="P1"><text:span text:style-name="T4">- telefono: string*</text:span></text:p><text:p text:style-name="P1"><text:span text:style-name="T4">- Cliente: Cliente*</text:span></text:p></table:table-cell></table:table-row><table:table-row table:style-name="Tabla3.1"><table:table-cell table:style-name="Tabla3.A1" office:value-type="string"><text:p text:style-name="P2"><text:span text:style-name="T3">MÉTODOS</text:span></text:p><text:p text:style-name="P1"><text:span text:style-name="T6">//Constructor sin parametros</text:span></text:p><text:p text:style-name="P1"><text:span text:style-name="T6">+</text:span><text:span text:style-name="T8"> </text:span><text:span text:style-name="T6">Nodo_abb()</text:span></text:p><text:p text:style-name="P1"><text:span text:style-name="T6">//Constructor con parámetros</text:span></text:p><text:p text:style-name="P1"><text:span text:style-name="T6">+ Nodo_abb(Nodo_abb* nuevo_hijo_izq,Nodo_abb* nuevo_hijo_der,string nuevo_telefono,Cliente* nuevo_cliente)</text:span></text:p><text:p text:style-name="P1"><text:span text:style-name="T6">+ obtener_hijo_der()</text:span></text:p><text:p text:style-name="P1"><text:span text:style-name="T6">+ obtener_hijo_izq()</text:span></text:p><text:p text:style-name="P1"><text:span text:style-name="T6">+ obtener_telefono()</text:span></text:p><text:p text:style-name="P1"><text:span text:style-name="T6">+ obtener_cliente()</text:span></text:p><text:p text:style-name="P1"><text:span text:style-name="T6">+</text:span><text:span text:style-name="T8"> </text:span><text:span text:style-name="T6">asignar_hijo_der(Nodo_abb* nuevo_hijo_der)</text:span></text:p><text:p text:style-name="P1"><text:span text:style-name="T6">+ asignar_hijo_izq(Nodo_abb* nuevo_hijo_izq)</text:span></text:p><text:p text:style-name="P1"><text:span text:style-name="T6">+ asignar_telefono(string nuevo_telefono)</text:span></text:p><text:p text:style-name="P1"><text:span text:style-name="T6">+ asignar_cliente(Cliente* nuevo_cliente)</text:span></text:p><text:p text:style-name="P1"><text:span text:style-name="T6">//Destructor</text:span></text:p><text:p text:style-name="P1"><text:span text:style-name="T6">+</text:span><text:span text:style-name="T8"> </text:span><text:span text:style-name="T6">~Nodo_abb()</text:span></text:p></table:table-cell></table:table-row></table:table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CLARACIONES:</text:p>
      <text:p text:style-name="Standard">- LAS RELACIONES ENTRE CLASES ESTÁN DEFINIDAS EN EL ARCHIVO “Diagrama de relación de clases” DONDE SE VE CON MAYOR PROLIJIDAD Y MAS ACOTADAMENTE CADA CLASE.</text:p>
      <text:p text:style-name="Standard">- EL ARCHIVO “Funciones_main<text:bookmark text:name="_GoBack"/>.h” ESTÁ PROGRAMADO ESTRUCTURADO, ASIQUE NO ESTÁ INCLUIDO EN EL UML PERO SÍ EN EL DIAGRAMA PARA REFLEJAR COMO ES EL MANEJO DEL PROGRAMA POR PARTE DE CADA CLA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o</meta:initial-creator>
    <meta:editing-cycles>51</meta:editing-cycles>
    <meta:creation-date>2019-04-29T22:34:00</meta:creation-date>
    <dc:date>2019-06-24T19:54:56.423697120</dc:date>
    <meta:editing-duration>PT3H14M28S</meta:editing-duration>
    <meta:generator>LibreOffice/5.1.6.2$Linux_x86 LibreOffice_project/10m0$Build-2</meta:generator>
    <meta:document-statistic meta:table-count="7" meta:image-count="0" meta:object-count="0" meta:page-count="3" meta:paragraph-count="122" meta:word-count="353" meta:character-count="3013" meta:non-whitespace-character-count="27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